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4E0000000000000000DB8080F90BBAFF57.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cm" fo:margin-bottom="0.499cm" loext:contextual-spacing="false" fo:padding="0.049cm" fo:border="0.06pt solid #d9d9e3"/>
    </style:style>
    <style:style style:name="P2" style:family="paragraph" style:parent-style-name="Preformatted_20_Text">
      <style:paragraph-properties fo:padding="0.049cm" fo:border="0.06pt solid #d9d9e3"/>
    </style:style>
    <style:style style:name="P3" style:family="paragraph" style:parent-style-name="Preformatted_20_Text">
      <style:paragraph-properties fo:padding="0.049cm" fo:border="0.06pt solid #d9d9e3"/>
      <style:text-properties loext:padding="0.049cm" loext:border="0.06pt solid #d9d9e3"/>
    </style:style>
    <style:style style:name="P4" style:family="paragraph" style:parent-style-name="Standard">
      <style:paragraph-properties fo:margin-top="0cm" fo:margin-bottom="0.499cm" loext:contextual-spacing="false"/>
      <style:text-properties loext:padding="0.049cm" loext:border="0.06pt solid #d9d9e3"/>
    </style:style>
    <style:style style:name="P5" style:family="paragraph" style:parent-style-name="Text_20_body">
      <style:text-properties loext:padding="0.049cm" loext:border="0.06pt solid #d9d9e3"/>
    </style:style>
    <style:style style:name="P6" style:family="paragraph" style:parent-style-name="Text_20_body">
      <style:paragraph-properties fo:padding="0.049cm" fo:border="0.06pt solid #d9d9e3"/>
      <style:text-properties loext:padding="0.049cm" loext:border="0.06pt solid #d9d9e3"/>
    </style:style>
    <style:style style:name="P7" style:family="paragraph" style:parent-style-name="Text_20_body" style:list-style-name="L1">
      <style:paragraph-properties fo:padding="0.049cm" fo:border="0.06pt solid #d9d9e3"/>
      <style:text-properties loext:padding="0.049cm" loext:border="0.06pt solid #d9d9e3"/>
    </style:style>
    <style:style style:name="P8" style:family="paragraph" style:parent-style-name="Text_20_body" style:list-style-name="L2">
      <style:paragraph-properties fo:padding="0.049cm" fo:border="0.06pt solid #d9d9e3"/>
      <style:text-properties loext:padding="0.049cm" loext:border="0.06pt solid #d9d9e3"/>
    </style:style>
    <style:style style:name="P9" style:family="paragraph" style:parent-style-name="Text_20_body" style:list-style-name="L3">
      <style:paragraph-properties fo:padding="0.049cm" fo:border="0.06pt solid #d9d9e3"/>
      <style:text-properties loext:padding="0.049cm" loext:border="0.06pt solid #d9d9e3"/>
    </style:style>
    <style:style style:name="P10" style:family="paragraph" style:parent-style-name="Text_20_body" style:list-style-name="L4">
      <style:paragraph-properties fo:padding="0.049cm" fo:border="0.06pt solid #d9d9e3"/>
      <style:text-properties loext:padding="0.049cm" loext:border="0.06pt solid #d9d9e3"/>
    </style:style>
    <style:style style:name="P11" style:family="paragraph" style:parent-style-name="Text_20_body" style:list-style-name="L5">
      <style:paragraph-properties fo:padding="0.049cm" fo:border="0.06pt solid #d9d9e3"/>
      <style:text-properties loext:padding="0.049cm" loext:border="0.06pt solid #d9d9e3"/>
    </style:style>
    <style:style style:name="P12" style:family="paragraph" style:parent-style-name="Text_20_body" style:list-style-name="L6">
      <style:paragraph-properties fo:padding="0.049cm" fo:border="0.06pt solid #d9d9e3"/>
      <style:text-properties loext:padding="0.049cm" loext:border="0.06pt solid #d9d9e3"/>
    </style:style>
    <style:style style:name="P13" style:family="paragraph" style:parent-style-name="Text_20_body" style:list-style-name="L7">
      <style:paragraph-properties fo:padding="0.049cm" fo:border="0.06pt solid #d9d9e3"/>
      <style:text-properties loext:padding="0.049cm" loext:border="0.06pt solid #d9d9e3"/>
    </style:style>
    <style:style style:name="P14" style:family="paragraph" style:parent-style-name="Text_20_body" style:list-style-name="L8">
      <style:paragraph-properties fo:padding="0.049cm" fo:border="0.06pt solid #d9d9e3"/>
      <style:text-properties loext:padding="0.049cm" loext:border="0.06pt solid #d9d9e3"/>
    </style:style>
    <style:style style:name="P15" style:family="paragraph" style:parent-style-name="Text_20_body" style:list-style-name="L9">
      <style:paragraph-properties fo:padding="0.049cm" fo:border="0.06pt solid #d9d9e3"/>
      <style:text-properties loext:padding="0.049cm" loext:border="0.06pt solid #d9d9e3"/>
    </style:style>
    <style:style style:name="P16" style:family="paragraph" style:parent-style-name="Text_20_body">
      <style:paragraph-properties fo:margin-top="0cm" fo:margin-bottom="0cm" loext:contextual-spacing="false"/>
      <style:text-properties loext:padding="0cm" loext:border="none"/>
    </style:style>
    <style:style style:name="P17" style:family="paragraph" style:parent-style-name="Text_20_body" style:list-style-name="L3">
      <style:paragraph-properties fo:margin-top="0cm" fo:margin-bottom="0cm" loext:contextual-spacing="false" fo:padding="0.049cm" fo:border="0.06pt solid #d9d9e3"/>
      <style:text-properties loext:padding="0.049cm" loext:border="0.06pt solid #d9d9e3"/>
    </style:style>
    <style:style style:name="P18" style:family="paragraph" style:parent-style-name="Text_20_body" style:list-style-name="L6">
      <style:paragraph-properties fo:margin-top="0cm" fo:margin-bottom="0cm" loext:contextual-spacing="false" fo:padding="0.049cm" fo:border="0.06pt solid #d9d9e3"/>
      <style:text-properties loext:padding="0.049cm" loext:border="0.06pt solid #d9d9e3"/>
    </style:style>
    <style:style style:name="T1"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5">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ment transformer une table dh en matrice</text:p>
      <text:p text:style-name="P6">Pour transformer une table de Denavit-Hartenberg (DH) en matrice de transformation homogène, vous devez suivre les étapes suivantes :</text:p>
      <text:list xml:id="list1207492736" text:style-name="L1">
        <text:list-item>
          <text:p text:style-name="P7">Pour chaque articulation, utilisez les paramètres de la table DH pour déterminer les angles de rotation et les vecteurs de translation.</text:p>
        </text:list-item>
        <text:list-item>
          <text:p text:style-name="P7">Pour chaque articulation, calculez la matrice de rotation correspondante en utilisant les formules mathématiques pour les matrices de rotation Rotation X, Y et Z.</text:p>
        </text:list-item>
        <text:list-item>
          <text:p text:style-name="P7">Pour chaque articulation, calculez la matrice de transformation homogène en combinant la matrice de rotation avec le vecteur de translation. La matrice de transformation homogène peut être écrite sous la forme suivante :</text:p>
        </text:list-item>
      </text:list>
      <text:p text:style-name="P3">cssCopy code</text:p>
      <text:p text:style-name="P1"><text:span text:style-name="Source_20_Text"><text:span text:style-name="T1">T = [R|p]</text:span></text:span></text:p>
      <text:p text:style-name="P6">où R est la matrice de rotation et p est le vecteur de translation.</text:p>
      <text:list xml:id="list377195687" text:style-name="L2">
        <text:list-item>
          <text:p text:style-name="P8">Multipliez les matrices de transformation homogène pour chaque articulation ensemble pour déterminer la matrice de transformation globale entre le repère de coordonnées du système global et le repère de coordonnées attaché à la dernière articulation du robot.</text:p>
        </text:list-item>
      </text:list>
      <text:p text:style-name="P6">Notez que les formules mathématiques pour les matrices de rotation de Rotation X, Y et Z dépendent des paramètres de la table DH, tels que les angles de rotation et les vecteurs de translation. Il est donc important de comprendre les concepts mathématiques clés pour comprendre complètement comment transformer une table DH en matrice de transformation homogène.</text:p>
      <text:p text:style-name="P16"><draw:frame draw:style-name="fr1" draw:name="Image1" text:anchor-type="as-char" svg:width="1.997cm" svg:height="0.998cm" draw:z-index="0"><draw:image xlink:href="Pictures/1000004E0000000000000000DB8080F90BBAFF57.svg" xlink:type="simple" xlink:show="embed" xlink:actuate="onLoad" loext:mime-type="image/svg+xml"/></draw:frame><draw:frame draw:style-name="fr1" draw:name="Image2" text:anchor-type="as-char" svg:width="1.997cm" svg:height="0.998cm" draw:z-index="1"><draw:image xlink:href="https://chat.openai.com/_next/image?url=https%3A%2F%2Fs.gravatar.com%2Favatar%2Fb5ade5880f21598e26f53396d9351596%3Fs%3D480%26r%3Dpg%26d%3Dhttps%253A%252F%252Fcdn.auth0.com%252Favatars%252Fmo.png&amp;w=64&amp;q=75" xlink:type="simple" xlink:show="embed" xlink:actuate="onLoad"/><svg:title>moreljeaneric@gmail.com</svg:title></draw:frame></text:p>
      <text:p text:style-name="P5">exemple</text:p>
      <text:p text:style-name="P6">Voici un exemple simple pour vous montrer comment transformer une table DH en matrice de transformation homogène :</text:p>
      <text:p text:style-name="P6">Considérons une table DH pour un robot à deux articulations, comme suit :</text:p>
      <text:p text:style-name="P3">javaCopy code</text:p>
      <text:p text:style-name="P2"><text:span text:style-name="Source_20_Text"><text:span text:style-name="T1">Articulation 1:</text:span></text:span></text:p>
      <text:p text:style-name="P2"><text:span text:style-name="Source_20_Text"><text:span text:style-name="T1"><text:s text:c="2"/>theta1 = 30 degrees</text:span></text:span></text:p>
      <text:p text:style-name="P2"><text:span text:style-name="Source_20_Text"><text:span text:style-name="T1"><text:s text:c="2"/>d1 = 5 cm</text:span></text:span></text:p>
      <text:p text:style-name="P2"><text:span text:style-name="Source_20_Text"><text:span text:style-name="T1"><text:s text:c="2"/>a1 = 10 cm</text:span></text:span></text:p>
      <text:p text:style-name="P2"><text:span text:style-name="Source_20_Text"><text:span text:style-name="T1"><text:s text:c="2"/>alpha1 = 0 degrees</text:span></text:span></text:p>
      <text:p text:style-name="P2"/>
      <text:p text:style-name="P2"><text:span text:style-name="Source_20_Text"><text:span text:style-name="T1">Articulation 2:</text:span></text:span></text:p>
      <text:p text:style-name="P2"><text:span text:style-name="Source_20_Text"><text:span text:style-name="T1"><text:s text:c="2"/>theta2 = 60 degrees</text:span></text:span></text:p>
      <text:p text:style-name="P2"><text:soft-page-break/><text:span text:style-name="Source_20_Text"><text:span text:style-name="T1"><text:s text:c="2"/>d2 = 8 cm</text:span></text:span></text:p>
      <text:p text:style-name="P2"><text:span text:style-name="Source_20_Text"><text:span text:style-name="T1"><text:s text:c="2"/>a2 = 15 cm</text:span></text:span></text:p>
      <text:p text:style-name="P1"><text:span text:style-name="Source_20_Text"><text:span text:style-name="T1"><text:s text:c="2"/>alpha2 = 90 degrees</text:span></text:span></text:p>
      <text:list xml:id="list5885269" text:style-name="L3">
        <text:list-item>
          <text:p text:style-name="P9">Pour la première articulation, nous avons les paramètres suivants :</text:p>
          <text:list>
            <text:list-item>
              <text:p text:style-name="P17">theta1 = 30 degrés</text:p>
            </text:list-item>
            <text:list-item>
              <text:p text:style-name="P17">d1 = 5 cm</text:p>
            </text:list-item>
            <text:list-item>
              <text:p text:style-name="P17">a1 = 10 cm</text:p>
            </text:list-item>
            <text:list-item>
              <text:p text:style-name="P17">alpha1 = 0 degrés</text:p>
            </text:list-item>
          </text:list>
        </text:list-item>
        <text:list-item>
          <text:p text:style-name="P9">Pour la première articulation, nous allons d'abord calculer la matrice de rotation R1 :</text:p>
        </text:list-item>
      </text:list>
      <text:p text:style-name="P3">luaCopy code</text:p>
      <text:p text:style-name="P1"><text:span text:style-name="Source_20_Text"><text:span text:style-name="T1">R1 = Rz(theta1) = [[cos(30), -sin(30), 0], [sin(30), cos(30), 0], [0, 0, 1]] = [[0.8660, -0.5000, 0], [0.5000, 0.8660, 0], [0, 0, 1]]</text:span></text:span></text:p>
      <text:list xml:id="list1400926508" text:style-name="L4">
        <text:list-item>
          <text:p text:style-name="P10">Ensuite, nous allons calculer le vecteur de translation p1 :</text:p>
        </text:list-item>
      </text:list>
      <text:p text:style-name="P3">cCopy code</text:p>
      <text:p text:style-name="P1"><text:span text:style-name="Source_20_Text"><text:span text:style-name="T1">p1 = [a1 * cos(theta1), a1 * sin(theta1), d1] = [10 * cos(30), 10 * sin(30), 5] = [5, 8.66, 5]</text:span></text:span></text:p>
      <text:list xml:id="list40909118" text:style-name="L5">
        <text:list-item>
          <text:p text:style-name="P11">Nous pouvons maintenant combiner R1 et p1 pour obtenir la matrice de transformation homogène T1 :</text:p>
        </text:list-item>
      </text:list>
      <text:p text:style-name="P3">cssCopy code</text:p>
      <text:p text:style-name="P1"><text:span text:style-name="Source_20_Text"><text:span text:style-name="T1">T1 = [R1|p1] = [[0.8660, -0.5000, 0, 5], [0.5000, 0.8660, 0, 8.66], [0, 0, 1, 5], [0, 0, 0, 1]]</text:span></text:span></text:p>
      <text:list xml:id="list2755171525" text:style-name="L6">
        <text:list-item>
          <text:p text:style-name="P12">Pour la seconde articulation, nous avons les paramètres suivants :</text:p>
          <text:list>
            <text:list-item>
              <text:p text:style-name="P18">theta2 = 60 degrés</text:p>
            </text:list-item>
            <text:list-item>
              <text:p text:style-name="P18">d2 = 8 cm</text:p>
            </text:list-item>
            <text:list-item>
              <text:p text:style-name="P18">a2 = 15 cm</text:p>
            </text:list-item>
            <text:list-item>
              <text:p text:style-name="P18">alpha2 = 90 degrés</text:p>
            </text:list-item>
          </text:list>
        </text:list-item>
        <text:list-item>
          <text:p text:style-name="P12">Pour la seconde articulation, nous allons d'abord calculer la matrice de rotation R2 :</text:p>
        </text:list-item>
      </text:list>
      <text:p text:style-name="P3">luaCopy code</text:p>
      <text:p text:style-name="P1"><text:span text:style-name="Source_20_Text"><text:span text:style-name="T1">R2 = Ry(alpha2) * Rz(theta2) = [[cos(90), 0, sin(90)], [0, 1, 0], [-sin(90), 0, cos(90)]] * [[cos(60), -sin(60), 0], [sin(60), cos(60), 0], [0, 0, 1]] = [[0, 0, 1], [0, 1, 0], [-1, 0, 0]] * [[0.5, -0.8660, 0], [0.8660, 0.5, 0], [0, 0, 1]] = [[0, 0.8660, 0.5], [0, 1, 0], [-1, 0, 0]]</text:span></text:span></text:p>
      <text:list xml:id="list3388556393" text:style-name="L7">
        <text:list-item>
          <text:p text:style-name="P13">Ensuite, nous allons calculer le vecteur de translation p</text:p>
        </text:list-item>
      </text:list>
      <text:p text:style-name="P16"><text:soft-page-break/><draw:frame draw:style-name="fr1" draw:name="Image3" text:anchor-type="as-char" svg:width="1.997cm" svg:height="0.998cm" draw:z-index="2"><draw:image xlink:href="Pictures/1000004E0000000000000000DB8080F90BBAFF57.svg" xlink:type="simple" xlink:show="embed" xlink:actuate="onLoad" loext:mime-type="image/svg+xml"/></draw:frame><draw:frame draw:style-name="fr1" draw:name="Image4" text:anchor-type="as-char" svg:width="1.997cm" svg:height="0.998cm" draw:z-index="3"><draw:image xlink:href="https://chat.openai.com/_next/image?url=https%3A%2F%2Fs.gravatar.com%2Favatar%2Fb5ade5880f21598e26f53396d9351596%3Fs%3D480%26r%3Dpg%26d%3Dhttps%253A%252F%252Fcdn.auth0.com%252Favatars%252Fmo.png&amp;w=64&amp;q=75" xlink:type="simple" xlink:show="embed" xlink:actuate="onLoad"/><svg:title>moreljeaneric@gmail.com</svg:title></draw:frame></text:p>
      <text:p text:style-name="P5">suite</text:p>
      <text:p text:style-name="P6">2 :</text:p>
      <text:p text:style-name="P3">cCopy code</text:p>
      <text:p text:style-name="P1"><text:span text:style-name="Source_20_Text"><text:span text:style-name="T1">p2 = [a2 * cos(theta2), a2 * sin(theta2), d2] = [15 * cos(60), 15 * sin(60), 8] = [7.5, 12.9, 8]</text:span></text:span></text:p>
      <text:list xml:id="list2100219520" text:style-name="L8">
        <text:list-item>
          <text:p text:style-name="P14">Nous pouvons maintenant combiner R2 et p2 pour obtenir la matrice de transformation homogène T2 :</text:p>
        </text:list-item>
      </text:list>
      <text:p text:style-name="P3">cssCopy code</text:p>
      <text:p text:style-name="P1"><text:span text:style-name="Source_20_Text"><text:span text:style-name="T1">T2 = [R2|p2] = [[0, 0.8660, 0.5, 7.5], [0, 1, 0, 12.9], [-1, 0, 0, 8], [0, 0, 0, 1]]</text:span></text:span></text:p>
      <text:list xml:id="list694254077" text:style-name="L9">
        <text:list-item>
          <text:p text:style-name="P15">Finalement, nous pouvons multiplier les deux matrices de transformation homogène pour obtenir la matrice de transformation globale T :</text:p>
        </text:list-item>
      </text:list>
      <text:p text:style-name="P3">luaCopy code</text:p>
      <text:p text:style-name="P1"><text:span text:style-name="Source_20_Text"><text:span text:style-name="T1">T = T2 * T1 = [[0, 0.8660, 0.5, 7.5], [0, 1, 0, 12.9], [-1, 0, 0, 8], [0, 0, 0, 1]] * [[0.8660, -0.5000, 0, 5], [0.5000, 0.8660, 0, 8.66], [0, 0, 1, 5], [0, 0, 0, 1]] = [[0.8660, 0.5000, 0.5, 19.16], [0.5000, 0.8660, 0.8660, 21.56], [-1, 0, 0, 8], [0, 0, 0, 1]]</text:span></text:span></text:p>
      <text:p text:style-name="P6">C'est ainsi que vous pouvez transformer une table DH en matrice de transformation homogène.</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2-02T18:34:52.349000000</meta:creation-date>
    <dc:date>2023-02-02T18:35:56.921000000</dc:date>
    <meta:editing-duration>PT1M7S</meta:editing-duration>
    <meta:editing-cycles>1</meta:editing-cycles>
    <meta:document-statistic meta:table-count="0" meta:image-count="4" meta:object-count="0" meta:page-count="3" meta:paragraph-count="60" meta:word-count="705" meta:character-count="3886" meta:non-whitespace-character-count="3244"/>
    <meta:generator>LibreOffice/6.3.2.2$Windows_x86 LibreOffice_project/98b30e735bda24bc04ab42594c85f7fd8be07b9c</meta:generator>
  </office:meta>
</office:document-meta>
</file>